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text-position="super 59%"/>
    </style:style>
    <style:style style:name="P7" style:parent-style-name="ListParagraph" style:family="paragraph">
      <style:paragraph-properties style:snap-to-layout-grid="false" fo:text-align="justify" fo:margin-top="0.0833in" fo:margin-bottom="0.0833in" fo:line-height="100%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style:text-position="super 59%"/>
    </style:style>
    <style:style style:name="T10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11</text:p>
      <text:p text:style-name="Normal">December 2, 2025.<text:s/></text:p>
      <text:p text:style-name="Normal">(Online)</text:p>
      <text:p text:style-name="Normal">Attendees:</text:p>
      <text:p text:style-name="Normal">Tania Reyes, Ben Crosfield, Lucas Oliveira</text:p>
      <text:p text:style-name="Normal"/>
      <text:p text:style-name="Normal"><text:span text:style-name="T2">1. Agenda</text:span></text:p>
      <text:p text:style-name="Normal">-Finalise Coursework</text:p>
      <text:p text:style-name="Normal">-Upload all files to Github</text:p>
      <text:p text:style-name="Normal"/>
      <text:p text:style-name="P3">2. Progress Since Last Meeting</text:p>
      <text:p text:style-name="Normal">- Completion of task 4(b)</text:p>
      <text:p text:style-name="Normal">- All group members are finishing Task 5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Upload all necessary files to the Github repository by Thursday 4<text:span text:style-name="T6">th</text:span><text:s/>of December.<text:s/></text:p>
        </text:list-item>
      </text:list>
      <text:p text:style-name="P7"/>
      <text:p text:style-name="Normal"><text:span text:style-name="T8">4. Issues to Solve</text:span></text:p>
      <text:p text:style-name="Normal">-<text:s/>Contact module leader: the 4<text:span text:style-name="T9">th</text:span><text:s/>member of the group has not contributed anything to the group coursework (the group will not consider him for the final upload)</text:p>
      <text:p text:style-name="Normal"/>
      <text:p text:style-name="Normal"><text:span text:style-name="T10">5. Next Meeting</text:span></text:p>
      <text:p text:style-name="Normal">The group will have an online meeting/conversation on Thursday to make sure the coursework is complete.<text:s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3:35:00Z</meta:creation-date>
    <dc:date>2025-12-02T13:35:00Z</dc:date>
    <meta:template xlink:href="Normal" xlink:type="simple"/>
    <meta:editing-cycles>2</meta:editing-cycles>
    <meta:editing-duration>PT0S</meta:editing-duration>
    <meta:document-statistic meta:page-count="1" meta:paragraph-count="1" meta:word-count="100" meta:character-count="674" meta:row-count="4" meta:non-whitespace-character-count="575"/>
  </office:meta>
</office:document-meta>
</file>